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Liberation Serif" fo:font-size="12pt" fo:language="fr" fo:country="FR" officeooo:rsid="001a9fe5" officeooo:paragraph-rsid="001c604f" style:font-size-asian="12pt" style:font-size-complex="12pt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a9fe5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c604f" officeooo:paragraph-rsid="001c604f"/>
    </style:style>
    <style:style style:name="P4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093019" officeooo:paragraph-rsid="0011e254" style:font-size-asian="12pt" style:font-size-complex="12pt"/>
    </style:style>
    <style:style style:name="P5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1e254" officeooo:paragraph-rsid="00135d78" style:font-size-asian="12pt" style:font-size-complex="12pt"/>
    </style:style>
    <style:style style:name="P6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35d78" officeooo:paragraph-rsid="00135d78" style:font-size-asian="12pt" style:font-size-complex="12pt"/>
    </style:style>
    <style:style style:name="P7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50592" officeooo:paragraph-rsid="00150592" style:font-size-asian="12pt" style:font-size-complex="12pt"/>
    </style:style>
    <style:style style:name="P8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50592" officeooo:paragraph-rsid="001c604f" style:font-size-asian="12pt" style:font-size-complex="12pt"/>
    </style:style>
    <style:style style:name="P9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76d2c" officeooo:paragraph-rsid="00176d2c" style:font-size-asian="12pt" style:font-size-complex="12pt"/>
    </style:style>
    <style:style style:name="P10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842d5" officeooo:paragraph-rsid="001842d5" style:font-size-asian="12pt" style:font-size-complex="12pt"/>
    </style:style>
    <style:style style:name="P11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8ebd1" officeooo:paragraph-rsid="0018ebd1" style:font-size-asian="12pt" style:font-size-complex="12pt"/>
    </style:style>
    <style:style style:name="P12" style:family="paragraph" style:parent-style-name="Body">
      <style:paragraph-properties fo:text-align="start" style:justify-single-word="false" style:writing-mode="lr-tb"/>
      <style:text-properties style:font-name="Liberation Serif" fo:font-size="12pt" officeooo:paragraph-rsid="0011e254" style:font-size-asian="12pt" style:font-size-complex="12pt"/>
    </style:style>
    <style:style style:name="P13" style:family="paragraph" style:parent-style-name="Body">
      <style:paragraph-properties fo:text-align="start" style:justify-single-word="false" style:writing-mode="lr-tb"/>
      <style:text-properties style:font-name="Liberation Serif" fo:font-size="12pt" officeooo:rsid="0011e254" officeooo:paragraph-rsid="0011e254" style:font-size-asian="12pt" style:font-size-complex="12pt"/>
    </style:style>
    <style:style style:name="P14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093019" officeooo:paragraph-rsid="0011e254" style:font-size-asian="12pt" style:font-size-complex="12pt"/>
    </style:style>
    <style:style style:name="P15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1e254" officeooo:paragraph-rsid="0011e254" style:font-size-asian="12pt" style:font-size-complex="12pt"/>
    </style:style>
    <style:style style:name="P16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a9fe5" officeooo:paragraph-rsid="001a9fe5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a9fe5"/>
    </style:style>
    <style:style style:name="T4" style:family="text">
      <style:text-properties officeooo:rsid="00135d78"/>
    </style:style>
    <style:style style:name="T5" style:family="text">
      <style:text-properties officeooo:rsid="00150592"/>
    </style:style>
    <style:style style:name="T6" style:family="text">
      <style:text-properties officeooo:rsid="0015b2c0"/>
    </style:style>
    <style:style style:name="T7" style:family="text">
      <style:text-properties officeooo:rsid="00176d2c"/>
    </style:style>
    <style:style style:name="T8" style:family="text">
      <style:text-properties officeooo:rsid="001a9fe5"/>
    </style:style>
    <style:style style:name="T9" style:family="text">
      <style:text-properties style:font-name="Liberation Serif" fo:font-size="12pt" fo:language="fr" fo:country="FR" officeooo:rsid="001a9fe5" style:font-size-asian="12pt" style:font-size-complex="12pt"/>
    </style:style>
    <style:style style:name="T10" style:family="text">
      <style:text-properties style:font-name="Liberation Serif" fo:font-size="12pt" fo:language="fr" fo:country="FR" officeooo:rsid="001c604f" style:font-size-asian="12pt" style:font-size-complex="12pt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officeooo:rsid="001c60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<text:span text:style-name="T1">We thank the reviewers for the time and expertise</text:span><text:span text:style-name="T2"> </text:span><text:span text:style-name="T1"><text:s/>they have invested in these reviews. </text:span></text:p>
      <text:p text:style-name="P12"><text:span text:style-name="T1"/></text:p>
      <text:p text:style-name="P13"><text:span text:style-name="T1">We perfectly agree with reviewers that the text needed to be reworked. Actually we have already adressed most of the comments in the current version.</text:span></text:p>
      <text:p text:style-name="P12"/>
      <text:p text:style-name="P4">Following we will address major comments</text:p>
      <text:p text:style-name="P4"/>
      <text:p text:style-name="P7">Heuristics in the algorithm :</text:p>
      <text:p text:style-name="P5">Expliquer clairement que la seule heuristique est la power iteration.</text:p>
      <text:p text:style-name="P6">The only heuristic used in our algorithm is the truncated power iteration.</text:p>
      <text:p text:style-name="P5"><text:s/>Our algorithm is a working set algorithm (also known as column generation algorithm). <text:span text:style-name="T4">These algorithms solve a sequence of small subproblems on a working set of variables and decide by duality if new variables need to be added to the working set.</text:span></text:p>
      <text:p text:style-name="P6">Working set algorithms ara known to converge</text:p>
      <text:p text:style-name="P6">However in that case the dual norm cannot be computed exatly (ref…) <text:span text:style-name="T5">because it is an NP-hard problem. We use TPI ref… </text:span></text:p>
      <text:p text:style-name="P7">Since Tpi is costly, the structure of the algorithm is such that limits the number of calls to TPI.</text:p>
      <text:p text:style-name="P7">We will clarify this point if the paper is accepted.</text:p>
      <text:p text:style-name="P7"/>
      <text:p text:style-name="P7">Dropped constraints S-L&gt;0 and L&gt;0</text:p>
      <text:p text:style-name="P7">L is by construction p.s.d., this is ensured by the regularization by the gauge Omega_&gt; wich is +infinity for non p.s.d. matrices.</text:p>
      <text:p text:style-name="P7">S-L&gt;0 is in fact not taken into acount in order to obtain an efficient algorithm. The constraint S-L&gt;0 couples variables S and L with a non-smooth term <text:span text:style-name="T6">which makes it difficult to handle</text:span>. <text:span text:style-name="T6">It is possible to </text:span>add an augmented lagragian in order to take into acount this constraint <text:span text:style-name="T6">but it will result in a more costly algorithm.</text:span></text:p>
      <text:p text:style-name="P7"/>
      <text:p text:style-name="P9">Blocks ?</text:p>
      <text:p text:style-name="P8">W<text:span text:style-name="T7">e are not sure what the concern of the concern of the reviewer. In the theorem we consider the case where the blocks do not overlap which is a block structure of interest (in the experiments we treat also the overapping blocks setting). We agree with the reviewer that a more general result would be better. However the reviewer mey appreciate showing the second result of Chandrasekaran (i.e. …..) needs a lot of more work which justified <text:s/>the writting of a second paper for chandrasekaran([1]).</text:span></text:p>
      <text:p text:style-name="P7"/>
      <text:p text:style-name="P9">Time of computation</text:p>
      <text:p text:style-name="P9">without l1 reg efficient ref Vinyes Obozinski</text:p>
      <text:p text:style-name="P9"/>
      <text:p text:style-name="P9">Comparing with chandrasekaran</text:p>
      <text:p text:style-name="P10">Chandrasekaran uses a <text:s/>solver (logdet-PPA by <text:span text:style-name="T8">[3]</text:span>) in C++ <text:s/>and our code is in MATLAB so it is not possible to compare computation times. The solver <text:s/>logdet-PPA uses an interior point method which is not scalable to really large problems. Is it ours scalable??</text:p>
      <text:p text:style-name="P10"/>
      <text:p text:style-name="P10">KOO is not necessary sparse</text:p>
      <text:p text:style-name="P10">The sentence is misleading, Koo is sparse and ……. is low rank. It should be written ………………………. We will clarify.</text:p>
      <text:p text:style-name="P10"/>
      <text:p text:style-name="P11">Comments on microarray experiment</text:p>
      <text:p text:style-name="P10"/>
      <text:p text:style-name="P10">Title proposal</text:p>
      <text:p text:style-name="P10">Learning the sparse structure of observerved and latent variables in Gaussian graphical models</text:p>
      <text:p text:style-name="P4"><text:soft-page-break/></text:p>
      <text:p text:style-name="P4"/>
      <text:p text:style-name="P15">Experiments quite limited : The evaluation of this type of method is delicate and to the best of our kmowledge there is no labeled standard datasets in the litterature.</text:p>
      <text:p text:style-name="P15"/>
      <text:p text:style-name="P16">References :</text:p>
      <text:p text:style-name="P16"/>
      <text:p text:style-name="P16"/>
      <text:p text:style-name="P2"/>
      <text:p text:style-name="P2"/>
      <text:p text:style-name="P3">[1]Chandrasekaran, V., Parrilo, P. A., and Willsky, A. S. (2010a). Latent variable graphical model</text:p>
      <text:p text:style-name="P3">selection via convex optimization. In Communication, Control, and Computing (Allerton), 2010</text:p>
      <text:p text:style-name="P3">48th Annual Allerton Conference on, pages 1610–1613. IEEE.</text:p>
      <text:p text:style-name="P3"/>
      <text:p text:style-name="P3"><text:bookmark-start text:name="__DdeLink__333_1300262653"/>[2]<text:bookmark-end text:name="__DdeLink__333_1300262653"/>Chandrasekaran, V., Sanghavi, S., Parrilo, P. A., and Willsky, A. S. (2011). Rank-sparsity incoherence</text:p>
      <text:p text:style-name="P3">for matrix decomposition. SIAM Journal on Optimization, 21(2):572–596.</text:p>
      <text:p text:style-name="P16"/>
      <text:p text:style-name="P1">[<text:span text:style-name="T12">3</text:span>] Chengjing Wang, Defeng Sun and Kim-Chuan Toh,Solving log-determinant optimization problems by a Newton-CG primal proximal point algorithm, <text:s/>SIAM J. Optimization, 20 (2010), pp. 2994--301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0:10:46.418814024</meta:creation-date>
    <dc:date>2017-07-27T12:04:14.627071388</dc:date>
    <meta:editing-duration>P1DT1H32M5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560" meta:character-count="3427" meta:non-whitespace-character-count="2893"/>
  </office:meta>
</office:document-meta>
</file>